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Noto Serif" fo:font-size="28pt" style:font-size-asian="28pt" style:font-size-complex="14pt"/>
    </style:style>
    <style:style style:name="P2" style:family="paragraph" style:parent-style-name="Standard">
      <style:text-properties fo:color="#000000" loext:opacity="100%" style:text-outline="false" style:font-name="Noto Serif" fo:font-size="16pt" fo:letter-spacing="normal" fo:font-weight="normal" officeooo:paragraph-rsid="004095ba" style:letter-kerning="false" fo:background-color="transparent" style:font-size-asian="16pt" style:font-weight-asian="normal" style:font-size-complex="16pt" style:font-weight-complex="normal"/>
    </style:style>
    <style:style style:name="P3" style:family="paragraph" style:parent-style-name="Standard">
      <style:text-properties fo:color="#000000" loext:opacity="100%" style:text-outline="false" style:font-name="Noto Serif" fo:font-size="16pt" fo:letter-spacing="normal" fo:font-weight="normal" officeooo:rsid="004e8110" officeooo:paragraph-rsid="004e8110" style:letter-kerning="false" fo:background-color="transparent" style:font-size-asian="16pt" style:font-weight-asian="normal" style:font-size-complex="16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P2"/>
      <text:p text:style-name="P3">Hello, worl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true" loext:hyphenation-no-caps="false" loext:hyphenation-no-last-word="false" loext:hyphenation-word-char-count="no-limit" loext:hyphenation-zone="no-limit" loext:hyphenation-compound-remain-char-count="2" loext:hyphenation-compound-push-char-count="2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Dev/26.8.0.0.alpha0$Linux_X86_64 LibreOffice_project/1d9cc5964c7a2fd4dd9326c2c0bfa6ee48d67006</meta:generator>
    <meta:creation-date>2020-10-02T13:42:57.251343593</meta:creation-date>
    <meta:editing-duration>PT1H35M41S</meta:editing-duration>
    <meta:editing-cycles>51</meta:editing-cycles>
    <dc:date>2026-01-06T10:57:42.672884452</dc:date>
    <meta:document-statistic meta:table-count="1" meta:image-count="0" meta:object-count="0" meta:page-count="1" meta:paragraph-count="1" meta:word-count="2" meta:character-count="13" meta:non-whitespace-character-count="12"/>
  </office:meta>
</office:document-meta>
</file>